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 CJK SC Regular" svg:font-family="'Noto Sans CJK SC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paragraph-rsid="0045f668" style:font-size-asian="16pt" style:font-size-complex="16pt"/>
    </style:style>
    <style:style style:name="P3" style:family="paragraph" style:parent-style-name="Standard">
      <style:text-properties fo:font-size="16pt" officeooo:paragraph-rsid="00364e28" style:font-size-asian="16pt" style:font-size-complex="16pt"/>
    </style:style>
    <style:style style:name="P4" style:family="paragraph" style:parent-style-name="Standard" style:list-style-name="L2">
      <style:text-properties fo:font-size="16pt" style:font-size-asian="16pt" style:font-size-complex="16pt"/>
    </style:style>
    <style:style style:name="P5" style:family="paragraph" style:parent-style-name="Standard" style:list-style-name="L2">
      <style:text-properties fo:font-size="16pt" officeooo:paragraph-rsid="006fa9c7" style:font-size-asian="16pt" style:font-size-complex="16pt"/>
    </style:style>
    <style:style style:name="P6" style:family="paragraph" style:parent-style-name="Standard" style:list-style-name="L2">
      <style:text-properties fo:font-size="16pt" officeooo:paragraph-rsid="00364e28" style:font-size-asian="16pt" style:font-size-complex="16pt"/>
    </style:style>
    <style:style style:name="P7" style:family="paragraph" style:parent-style-name="Standard" style:list-style-name="L2">
      <style:text-properties fo:font-size="16pt" officeooo:paragraph-rsid="007f6059" style:font-size-asian="16pt" style:font-size-complex="16pt"/>
    </style:style>
    <style:style style:name="P8" style:family="paragraph" style:parent-style-name="Standard" style:list-style-name="L2">
      <style:text-properties fo:font-size="16pt" officeooo:paragraph-rsid="00576526" style:font-size-asian="16pt" style:font-size-complex="16pt"/>
    </style:style>
    <style:style style:name="P9" style:family="paragraph" style:parent-style-name="Standard" style:list-style-name="L2">
      <style:text-properties fo:font-size="16pt" officeooo:paragraph-rsid="002a9bfd" style:font-size-asian="16pt" style:font-size-complex="16pt"/>
    </style:style>
    <style:style style:name="P10" style:family="paragraph" style:parent-style-name="Standard" style:list-style-name="L2">
      <style:text-properties fo:font-size="16pt" officeooo:paragraph-rsid="00630c19" style:font-size-asian="16pt" style:font-size-complex="16pt"/>
    </style:style>
    <style:style style:name="P11" style:family="paragraph" style:parent-style-name="Standard" style:list-style-name="L2">
      <style:text-properties fo:font-size="16pt" officeooo:paragraph-rsid="008898dc" style:font-size-asian="16pt" style:font-size-complex="16pt"/>
    </style:style>
    <style:style style:name="P12" style:family="paragraph" style:parent-style-name="Standard" style:list-style-name="L2">
      <style:text-properties fo:font-size="16pt" officeooo:paragraph-rsid="008a7b4f" style:font-size-asian="16pt" style:font-size-complex="16pt"/>
    </style:style>
    <style:style style:name="P13" style:family="paragraph" style:parent-style-name="Standard">
      <style:text-properties fo:font-size="16pt" officeooo:paragraph-rsid="00630c19" style:font-size-asian="16pt" style:font-size-complex="16pt"/>
    </style:style>
    <style:style style:name="P14" style:family="paragraph" style:parent-style-name="Standard" style:list-style-name="L2">
      <style:text-properties fo:font-size="16pt" fo:background-color="#fffbcc" style:font-size-asian="16pt" style:font-size-complex="16pt"/>
    </style:style>
    <style:style style:name="P15" style:family="paragraph" style:parent-style-name="Standard" style:list-style-name="L2">
      <style:text-properties fo:font-size="16pt" officeooo:paragraph-rsid="0072a174" fo:background-color="#fffbcc" style:font-size-asian="16pt" style:font-size-complex="16pt"/>
    </style:style>
    <style:style style:name="P16" style:family="paragraph" style:parent-style-name="Default">
      <style:text-properties fo:color="#000000" style:text-outline="false" style:text-line-through-style="none" style:text-line-through-type="none" style:font-name="Lohit Devanagar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17" style:family="paragraph" style:parent-style-name="Default" style:list-style-name="L1">
      <style:text-properties fo:color="#000000" style:text-outline="false" style:text-line-through-style="none" style:text-line-through-type="none" style:font-name="Noto Sans CJK SC Regular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18" style:family="paragraph" style:parent-style-name="Default" style:list-style-name="L1">
      <style:text-properties fo:color="#000000" style:text-outline="false" style:text-line-through-style="none" style:text-line-through-type="none" style:font-name="Noto Sans CJK SC Regular" fo:font-size="18pt" fo:font-style="normal" fo:text-shadow="none" style:text-underline-style="none" fo:font-weight="normal" officeooo:paragraph-rsid="0053e659" style:letter-kerning="true" style:font-size-asian="18pt" style:font-style-asian="normal" style:font-weight-asian="normal" style:text-emphasize="none"/>
    </style:style>
    <style:style style:name="P19" style:family="paragraph" style:parent-style-name="Default" style:list-style-name="L1">
      <style:text-properties fo:color="#000000" style:text-outline="false" style:text-line-through-style="none" style:text-line-through-type="none" style:font-name="Noto Sans CJK SC Regular" fo:font-size="18pt" fo:font-style="normal" fo:text-shadow="none" style:text-underline-style="none" fo:font-weight="normal" officeooo:paragraph-rsid="0054188f" style:letter-kerning="true" style:font-size-asian="18pt" style:font-style-asian="normal" style:font-weight-asian="normal" style:text-emphasize="none"/>
    </style:style>
    <style:style style:name="P20" style:family="paragraph" style:parent-style-name="Default">
      <style:text-properties fo:color="#000000" style:text-outline="false" style:text-line-through-style="none" style:text-line-through-type="none" style:font-name="Noto Sans CJK SC Regular" fo:font-size="18pt" fo:font-style="normal" fo:text-shadow="none" style:text-underline-style="none" fo:font-weight="normal" officeooo:paragraph-rsid="0054188f" style:letter-kerning="true" style:font-size-asian="18pt" style:font-style-asian="normal" style:font-weight-asian="normal" style:text-emphasize="none"/>
    </style:style>
    <style:style style:name="P21" style:family="paragraph">
      <style:paragraph-properties fo:margin-left="0in" fo:margin-right="0in" fo:margin-top="0in" fo:margin-bottom="0in" fo:line-height="100%" fo:text-align="center" fo:text-indent="0in"/>
    </style:style>
    <style:style style:name="P22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c2e0a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65c295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e0efd4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87d1d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87d1d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cd4d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87d1d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ccbe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Noto Sans CJK SC Regular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Lohit Devanagari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T3" style:family="text">
      <style:text-properties fo:color="#000000" style:text-outline="false" style:text-line-through-style="none" style:text-line-through-type="none" style:font-name="Lohit Devanagar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516in" fo:min-width="1.8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2e0ae" draw:textarea-horizontal-align="left" draw:textarea-vertical-align="top" draw:auto-grow-height="false" fo:min-height="3.8016in" fo:min-width="9.4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65c295" draw:textarea-horizontal-align="justify" draw:textarea-vertical-align="middle" draw:auto-grow-height="false" fo:min-height="0.3516in" fo:min-width="1.1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e0efd4" draw:textarea-horizontal-align="justify" draw:textarea-vertical-align="middle" draw:auto-grow-height="false" fo:min-height="0.3516in" fo:min-width="1.1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87d1d1" draw:textarea-horizontal-align="justify" draw:textarea-vertical-align="middle" draw:auto-grow-height="false" fo:min-height="0.3016in" fo:min-width="1.2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87d1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cd4d1" draw:textarea-horizontal-align="justify" draw:textarea-vertical-align="middle" draw:auto-grow-height="false" fo:min-height="0.3516in" fo:min-width="1.1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cd4d1" draw:textarea-horizontal-align="justify" draw:textarea-vertical-align="middle" draw:auto-grow-height="false" fo:min-height="0.3516in" fo:min-width="1.7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cd4d1" draw:textarea-horizontal-align="justify" draw:textarea-vertical-align="middle" draw:auto-grow-height="false" fo:min-height="0.3516in" fo:min-width="1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cd4d1" draw:textarea-horizontal-align="justify" draw:textarea-vertical-align="middle" draw:auto-grow-height="false" fo:min-height="0.3516in" fo:min-width="2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cd4d1" draw:textarea-horizontal-align="justify" draw:textarea-vertical-align="middle" draw:auto-grow-height="false" fo:min-height="0.3516in" fo:min-width="2.2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cd4d1" draw:textarea-horizontal-align="justify" draw:textarea-vertical-align="middle" draw:auto-grow-height="false" fo:min-height="0.3516in" fo:min-width="1.6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016in" fo:min-width="1.4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left" draw:textarea-vertical-align="top" draw:auto-grow-height="false" fo:min-height="0.9535in" fo:min-width="1.718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87d1d1" draw:textarea-horizontal-align="justify" draw:textarea-vertical-align="middle" draw:auto-grow-height="false" fo:min-height="0.3016in" fo:min-width="1.4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left" draw:textarea-vertical-align="top" draw:auto-grow-height="false" fo:min-height="0.9535in" fo:min-width="1.717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left" draw:textarea-vertical-align="top" draw:auto-grow-height="false" fo:min-height="0.9528in" fo:min-width="1.717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left" draw:textarea-vertical-align="top" draw:auto-grow-height="false" fo:min-height="0.9528in" fo:min-width="1.718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be00" draw:textarea-horizontal-align="left" draw:textarea-vertical-align="top" draw:auto-grow-height="false" fo:min-height="0.9535in" fo:min-width="1.717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h text:style-name="Heading_20_1" text:outline-level="1">大边缘总体框架</text:h>
      <text:p text:style-name="P1"/>
      <text:p text:style-name="P1"><draw:g text:anchor-type="paragraph" draw:z-index="0" draw:name="Shape2" draw:style-name="gr1"><draw:custom-shape draw:style-name="gr2" draw:text-style-name="P22" xml:id="id1" draw:id="id1" svg:width="2.0504in" svg:height="0.4504in" svg:x="0.2752in" svg:y="0in"><text:p text:style-name="P21"><text:span text:style-name="T4">门户</text:span></text:p><draw:enhanced-geometry svg:viewBox="0 0 21600 21600" draw:type="rectangle" draw:enhanced-path="M 0 0 L 21600 0 21600 21600 0 21600 0 0 Z N"/></draw:custom-shape><draw:custom-shape draw:style-name="gr2" draw:text-style-name="P22" xml:id="id2" draw:id="id2" svg:width="2.0504in" svg:height="0.4504in" svg:x="0.2752in" svg:y="0.65in"><text:p text:style-name="P21"><text:span text:style-name="T4">微服务</text:span></text:p><draw:enhanced-geometry svg:viewBox="0 0 21600 21600" draw:type="rectangle" draw:enhanced-path="M 0 0 L 21600 0 21600 21600 0 21600 0 0 Z N"/></draw:custom-shape><draw:custom-shape draw:style-name="gr3" draw:text-style-name="P23" xml:id="id3" draw:id="id3" svg:width="9.6004in" svg:height="3.9004in" svg:x="0in" svg:y="1.35in"><text:p text:style-name="P21"><text:span text:style-name="T4">边缘计算管理平</text:span><text:span text:style-name="T4">台</text:span></text:p><draw:enhanced-geometry svg:viewBox="0 0 21600 21600" draw:type="rectangle" draw:enhanced-path="M 0 0 L 21600 0 21600 21600 0 21600 0 0 Z N"/></draw:custom-shape><draw:custom-shape draw:style-name="gr4" draw:text-style-name="P24" svg:width="1.3504in" svg:height="0.4504in" svg:x="0.2in" svg:y="2.2154in"><text:p text:style-name="P21"><text:span text:style-name="T4">集群管理</text:span></text:p><draw:enhanced-geometry svg:viewBox="0 0 21600 21600" draw:type="rectangle" draw:enhanced-path="M 0 0 L 21600 0 21600 21600 0 21600 0 0 Z N"/></draw:custom-shape><draw:custom-shape draw:style-name="gr4" draw:text-style-name="P24" svg:width="1.3504in" svg:height="0.4504in" svg:x="1.9in" svg:y="2.2154in"><text:p text:style-name="P21"><text:span text:style-name="T4">监</text:span><text:span text:style-name="T4">控</text:span><text:span text:style-name="T4">告</text:span><text:span text:style-name="T4">警</text:span><text:span text:style-name="T4">管</text:span><text:span text:style-name="T4">理</text:span></text:p><draw:enhanced-geometry svg:viewBox="0 0 21600 21600" draw:type="rectangle" draw:enhanced-path="M 0 0 L 21600 0 21600 21600 0 21600 0 0 Z N"/></draw:custom-shape><draw:custom-shape draw:style-name="gr4" draw:text-style-name="P24" svg:width="1.3504in" svg:height="0.4504in" svg:x="3.6646in" svg:y="2.2154in"><text:p text:style-name="P21"><text:span text:style-name="T4">日志管理</text:span></text:p><draw:enhanced-geometry svg:viewBox="0 0 21600 21600" draw:type="rectangle" draw:enhanced-path="M 0 0 L 21600 0 21600 21600 0 21600 0 0 Z N"/></draw:custom-shape><draw:custom-shape draw:style-name="gr4" draw:text-style-name="P24" svg:width="1.3504in" svg:height="0.4504in" svg:x="5.35in" svg:y="2.2154in"><text:p text:style-name="P21"><text:span text:style-name="T4">业务部署</text:span></text:p><draw:enhanced-geometry svg:viewBox="0 0 21600 21600" draw:type="rectangle" draw:enhanced-path="M 0 0 L 21600 0 21600 21600 0 21600 0 0 Z N"/></draw:custom-shape><draw:custom-shape draw:style-name="gr5" draw:text-style-name="P25" svg:width="1.3504in" svg:height="0.4504in" svg:x="1.9in" svg:y="3.1in"><text:p text:style-name="P21"><text:span text:style-name="T4">业</text:span><text:span text:style-name="T4">务</text:span><text:span text:style-name="T4">调</text:span><text:span text:style-name="T4">度</text:span></text:p><draw:enhanced-geometry svg:viewBox="0 0 21600 21600" draw:type="rectangle" draw:enhanced-path="M 0 0 L 21600 0 21600 21600 0 21600 0 0 Z N"/></draw:custom-shape><draw:custom-shape draw:style-name="gr5" draw:text-style-name="P25" svg:width="1.3504in" svg:height="0.4504in" svg:x="0.2in" svg:y="3.1in"><text:p text:style-name="P21"><text:span text:style-name="T4">计费</text:span></text:p><draw:enhanced-geometry svg:viewBox="0 0 21600 21600" draw:type="rectangle" draw:enhanced-path="M 0 0 L 21600 0 21600 21600 0 21600 0 0 Z N"/></draw:custom-shape><draw:custom-shape draw:style-name="gr2" draw:text-style-name="P22" xml:id="id5" draw:id="id5" svg:width="2.0504in" svg:height="0.4504in" svg:x="0.45in" svg:y="6.6in"><text:p text:style-name="P21"><text:span text:style-name="T4">CDN</text:span><text:span text:style-name="T4">机房</text:span></text:p><draw:enhanced-geometry svg:viewBox="0 0 21600 21600" draw:type="rectangle" draw:enhanced-path="M 0 0 L 21600 0 21600 21600 0 21600 0 0 Z N"/></draw:custom-shape><draw:custom-shape draw:style-name="gr2" draw:text-style-name="P22" xml:id="id6" draw:id="id6" svg:width="2.0504in" svg:height="0.4504in" svg:x="2.95in" svg:y="6.6in"><text:p text:style-name="P21"><text:span text:style-name="T4">CDN</text:span><text:span text:style-name="T4">机房</text:span></text:p><draw:enhanced-geometry svg:viewBox="0 0 21600 21600" draw:type="rectangle" draw:enhanced-path="M 0 0 L 21600 0 21600 21600 0 21600 0 0 Z N"/></draw:custom-shape><draw:custom-shape draw:style-name="gr2" draw:text-style-name="P22" xml:id="id7" draw:id="id7" svg:width="2.0504in" svg:height="0.4504in" svg:x="5.55in" svg:y="6.6in"><text:p text:style-name="P21"><text:span text:style-name="T4">CDN</text:span><text:span text:style-name="T4">机房</text:span></text:p><draw:enhanced-geometry svg:viewBox="0 0 21600 21600" draw:type="rectangle" draw:enhanced-path="M 0 0 L 21600 0 21600 21600 0 21600 0 0 Z N"/></draw:custom-shape><draw:custom-shape draw:style-name="gr6" draw:text-style-name="P26" xml:id="id4" draw:id="id4" svg:width="1.4004in" svg:height="0.4004in" svg:x="3.5146in" svg:y="5.85in"><text:p text:style-name="P21"><text:span text:style-name="T4">网络代理</text:span></text:p><draw:enhanced-geometry svg:viewBox="0 0 21600 21600" draw:type="rectangle" draw:enhanced-path="M 0 0 L 21600 0 21600 21600 0 21600 0 0 Z N"/></draw:custom-shape><draw:connector draw:style-name="gr7" draw:text-style-name="P27" draw:type="line" svg:x1="1.3in" svg:y1="0.45in" svg:x2="1.3in" svg:y2="0.65in" draw:start-shape="id1" draw:start-glue-point="2" draw:end-shape="id2" draw:end-glue-point="0" svg:d="M3302 1143v508" svg:viewBox="0 0 2 510"><text:p/></draw:connector><draw:connector draw:style-name="gr7" draw:text-style-name="P27" draw:type="line" svg:x1="1.3in" svg:y1="1.1in" svg:x2="4.8in" svg:y2="1.35in" draw:start-shape="id2" draw:start-glue-point="2" draw:end-shape="id3" draw:end-glue-point="0" svg:d="M3302 2794l8890 635" svg:viewBox="0 0 8892 637"><text:p/></draw:connector><draw:connector draw:style-name="gr7" draw:text-style-name="P27" draw:type="line" svg:x1="4.8in" svg:y1="5.25in" svg:x2="4.2146in" svg:y2="5.85in" draw:start-shape="id3" draw:end-shape="id4" draw:end-glue-point="0" svg:d="M12192 13335l-1487 1524" svg:viewBox="0 0 1489 1526"><text:p/></draw:connector><draw:connector draw:style-name="gr7" draw:text-style-name="P27" draw:type="line" svg:x1="4.2146in" svg:y1="6.25in" svg:x2="1.4752in" svg:y2="6.6in" draw:start-shape="id4" draw:start-glue-point="2" draw:end-shape="id5" draw:end-glue-point="0" svg:d="M10705 15875l-6958 889" svg:viewBox="0 0 6960 891"><text:p/></draw:connector><draw:connector draw:style-name="gr7" draw:text-style-name="P27" draw:type="line" svg:x1="4.2146in" svg:y1="6.25in" svg:x2="3.9752in" svg:y2="6.6in" draw:start-shape="id4" draw:start-glue-point="2" draw:end-shape="id6" draw:end-glue-point="0" svg:d="M10705 15875l-608 889" svg:viewBox="0 0 610 891"><text:p/></draw:connector><draw:connector draw:style-name="gr7" draw:text-style-name="P27" draw:type="line" svg:x1="4.2146in" svg:y1="6.25in" svg:x2="6.5752in" svg:y2="6.6in" draw:start-shape="id4" draw:start-glue-point="2" draw:end-shape="id7" draw:end-glue-point="0" svg:d="M10705 15875l5996 889" svg:viewBox="0 0 5997 891"><text:p/></draw:connector><draw:custom-shape draw:style-name="gr5" draw:text-style-name="P25" svg:width="1.3504in" svg:height="0.4504in" svg:x="0.15in" svg:y="4.1in"><text:p text:style-name="P21"><text:span text:style-name="T4">GPU</text:span><text:span text:style-name="T4">管理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28" svg:width="1.3504in" svg:height="0.4504in" svg:x="7.55in" svg:y="2.2154in"><text:p text:style-name="P21"><text:span text:style-name="T4">运维管理</text:span></text:p><draw:enhanced-geometry svg:viewBox="0 0 21600 21600" draw:type="rectangle" draw:enhanced-path="M 0 0 L 21600 0 21600 21600 0 21600 0 0 Z N"/></draw:custom-shape><draw:custom-shape draw:style-name="gr9" draw:text-style-name="P28" svg:width="1.9004in" svg:height="0.4504in" svg:x="1.95in" svg:y="4.1in"><text:p text:style-name="P21"><text:span text:style-name="T4">跨机房弹</text:span><text:span text:style-name="T4">性扩展</text:span></text:p><draw:enhanced-geometry svg:viewBox="0 0 21600 21600" draw:type="rectangle" draw:enhanced-path="M 0 0 L 21600 0 21600 21600 0 21600 0 0 Z N"/></draw:custom-shape><draw:custom-shape draw:style-name="gr9" draw:text-style-name="P28" svg:width="1.9004in" svg:height="0.4504in" svg:x="5.45in" svg:y="3.1in"><text:p text:style-name="P21"><text:span text:style-name="T4">统一镜像</text:span><text:span text:style-name="T4">仓库</text:span></text:p><draw:enhanced-geometry svg:viewBox="0 0 21600 21600" draw:type="rectangle" draw:enhanced-path="M 0 0 L 21600 0 21600 21600 0 21600 0 0 Z N"/></draw:custom-shape><draw:custom-shape draw:style-name="gr10" draw:text-style-name="P28" svg:width="1.2004in" svg:height="0.4504in" svg:x="7.6in" svg:y="3.1in"><text:p text:style-name="P21"><text:span text:style-name="T4">应用市场</text:span></text:p><draw:enhanced-geometry svg:viewBox="0 0 21600 21600" draw:type="rectangle" draw:enhanced-path="M 0 0 L 21600 0 21600 21600 0 21600 0 0 Z N"/></draw:custom-shape><draw:custom-shape draw:style-name="gr11" draw:text-style-name="P28" svg:width="2.2004in" svg:height="0.4504in" svg:x="4.25in" svg:y="4.1in"><text:p text:style-name="P21"><text:span text:style-name="T4">新增业务</text:span><text:span text:style-name="T4">需要的特</text:span><text:span text:style-name="T4">性</text:span></text:p><draw:enhanced-geometry svg:viewBox="0 0 21600 21600" draw:type="rectangle" draw:enhanced-path="M 0 0 L 21600 0 21600 21600 0 21600 0 0 Z N"/></draw:custom-shape><draw:custom-shape draw:style-name="gr12" draw:text-style-name="P28" svg:width="2.4004in" svg:height="0.4504in" svg:x="2.55in" svg:y="0.0102in"><text:p text:style-name="P21"><text:span text:style-name="T4">和容器统</text:span><text:span text:style-name="T4">一门户入</text:span><text:span text:style-name="T4">口</text:span></text:p><draw:enhanced-geometry svg:viewBox="0 0 21600 21600" draw:type="rectangle" draw:enhanced-path="M 0 0 L 21600 0 21600 21600 0 21600 0 0 Z N"/></draw:custom-shape><draw:custom-shape draw:style-name="gr13" draw:text-style-name="P28" svg:width="1.8004in" svg:height="0.4504in" svg:x="7.1in" svg:y="4.1in"><text:p text:style-name="P21"><text:span text:style-name="T4">边缘节点</text:span><text:span text:style-name="T4">自恢复</text:span></text:p><draw:enhanced-geometry svg:viewBox="0 0 21600 21600" draw:type="rectangle" draw:enhanced-path="M 0 0 L 21600 0 21600 21600 0 21600 0 0 Z N"/></draw:custom-shape><draw:custom-shape draw:style-name="gr5" draw:text-style-name="P25" svg:width="1.3504in" svg:height="0.4504in" svg:x="3.55in" svg:y="3.1in"><text:p text:style-name="P21"><text:span text:style-name="T4">延时统计</text:span></text:p><draw:enhanced-geometry svg:viewBox="0 0 21600 21600" draw:type="rectangle" draw:enhanced-path="M 0 0 L 21600 0 21600 21600 0 21600 0 0 Z N"/></draw:custom-shape></draw:g></text:p>
      <text:p text:style-name="P1"/>
      <text:p text:style-name="P1"/>
      <text:p text:style-name="P1"/>
      <text:h text:style-name="Heading_20_1" text:outline-level="1">系统目标</text:h>
      <text:p text:style-name="Text_20_body"/>
      <text:p text:style-name="Default"><text:span text:style-name="T1">突出</text:span><text:span text:style-name="T2">边缘</text:span><text:span text:style-name="T3">优势</text:span></text:p>
      <text:p text:style-name="P16"/>
      <text:p text:style-name="P16"/>
      <text:list xml:id="list1886078697" text:style-name="L1">
        <text:list-item>
          <text:p text:style-name="P17">在接近数据产生的地方处理数据，大量减少网络传输的数据，减少数据处理的延时</text:p>
          <text:p text:style-name="P18">典型场景：音视频分析。</text:p>
          <text:p text:style-name="P18"/>
        </text:list-item>
        <text:list-item>
          <text:p text:style-name="P18">使用容器化技术，快速调度部署应用，弹性管理计算资源</text:p>
          <text:p text:style-name="P18">快速相应业务流量变化。合理使用资源，减少用户成本。</text:p>
          <text:p text:style-name="P18"/>
        </text:list-item>
        <text:list-item>
          <text:p text:style-name="P19">减少不必要的数据传输，消除潜在的安全问题</text:p>
        </text:list-item>
      </text:list>
      <text:p text:style-name="P20"/>
      <text:p text:style-name="Standard"/>
      <text:p text:style-name="P1"><text:soft-page-break/></text:p>
      <text:p text:style-name="P1"/>
      <text:p text:style-name="P2"/>
      <text:p text:style-name="P1"/>
      <text:h text:style-name="Heading_20_1" text:outline-level="1">模块设计</text:h>
      <text:list xml:id="list810993400" text:style-name="L2">
        <text:list-item>
          <text:p text:style-name="P4">计费</text:p>
          <text:p text:style-name="P5">1）当前开发版本支持根据容器对规格，对cpu和内存进行计费。</text:p>
          <text:p text:style-name="P5">2）网络和存储的计费，主要是根据使用量进行计费，网络使用95%的模式统计流量。存储使用用户创建的空间大小，进行计费。具体方案正在调研中。</text:p>
        </text:list-item>
      </text:list>
      <text:p text:style-name="P1"><draw:g text:anchor-type="paragraph" draw:z-index="1" draw:name="Shape3" draw:style-name="gr1"><draw:custom-shape draw:style-name="gr14" draw:text-style-name="P29" xml:id="id8" draw:id="id8" svg:width="1.6004in" svg:height="0.4004in" svg:x="1.85in" svg:y="0.0008in"><text:p text:style-name="P21"><text:span text:style-name="T5">门户</text:span></text:p><draw:enhanced-geometry svg:viewBox="0 0 21600 21600" draw:type="rectangle" draw:enhanced-path="M 0 0 L 21600 0 21600 21600 0 21600 0 0 Z N"/></draw:custom-shape><draw:custom-shape draw:style-name="gr14" draw:text-style-name="P29" xml:id="id9" draw:id="id9" svg:width="1.6004in" svg:height="0.4004in" svg:x="1.85in" svg:y="0.7508in"><text:p text:style-name="P21"><text:span text:style-name="T5">微服务</text:span></text:p><draw:enhanced-geometry svg:viewBox="0 0 21600 21600" draw:type="rectangle" draw:enhanced-path="M 0 0 L 21600 0 21600 21600 0 21600 0 0 Z N"/></draw:custom-shape><draw:custom-shape draw:style-name="gr14" draw:text-style-name="P29" xml:id="id10" draw:id="id10" svg:width="1.6004in" svg:height="0.4004in" svg:x="0.5in" svg:y="1.7752in"><text:p text:style-name="P21"><text:span text:style-name="T5">pes</text:span></text:p><draw:enhanced-geometry svg:viewBox="0 0 21600 21600" draw:type="rectangle" draw:enhanced-path="M 0 0 L 21600 0 21600 21600 0 21600 0 0 Z N"/></draw:custom-shape><draw:custom-shape draw:style-name="gr14" draw:text-style-name="P29" xml:id="id11" draw:id="id11" svg:width="1.6004in" svg:height="0.4004in" svg:x="2.7in" svg:y="1.7752in"><text:p text:style-name="P21"><text:span text:style-name="T5">计费系统</text:span></text:p><draw:enhanced-geometry svg:viewBox="0 0 21600 21600" draw:type="rectangle" draw:enhanced-path="M 0 0 L 21600 0 21600 21600 0 21600 0 0 Z N"/></draw:custom-shape><draw:connector draw:style-name="gr15" draw:text-style-name="P30" draw:type="line" svg:x1="2.65in" svg:y1="0.4008in" svg:x2="2.65in" svg:y2="0.7508in" draw:start-shape="id8" draw:start-glue-point="2" draw:end-shape="id9" draw:end-glue-point="0" svg:d="M6731 1018v889" svg:viewBox="0 0 2 891"><text:p/></draw:connector><draw:connector draw:style-name="gr15" draw:text-style-name="P30" draw:type="line" svg:x1="2.65in" svg:y1="1.1508in" svg:x2="1.3in" svg:y2="1.7752in" draw:start-shape="id9" draw:start-glue-point="2" draw:end-shape="id10" draw:end-glue-point="0" svg:d="M6731 2923l-3429 1586" svg:viewBox="0 0 3431 1588"><text:p/></draw:connector><draw:connector draw:style-name="gr15" draw:text-style-name="P30" draw:type="line" svg:x1="2.65in" svg:y1="1.1508in" svg:x2="3.5in" svg:y2="1.7752in" draw:start-shape="id9" draw:start-glue-point="2" draw:end-shape="id11" draw:end-glue-point="0" svg:d="M6731 2923l2159 1586" svg:viewBox="0 0 2161 1588"><text:p/></draw:connector></draw:g></text:p>
      <text:p text:style-name="P1"/>
      <text:list xml:id="list103044588081230" text:continue-numbering="true" text:style-name="L2">
        <text:list-item>
          <text:p text:style-name="P4">业务请求调度</text:p>
          <text:p text:style-name="P4">根据请求域名和用户的地点，进行调度，就近访问相关服务。基于云解析系统，进行域名管理和就近策略的配置。</text:p>
        </text:list-item>
      </text:list>
      <text:p text:style-name="P1"><draw:g text:anchor-type="paragraph" draw:z-index="3" draw:name="Shape4" draw:style-name="gr1"><draw:custom-shape draw:style-name="gr14" draw:text-style-name="P29" xml:id="id16" draw:id="id16" svg:width="1.6004in" svg:height="0.4004in" svg:x="0.65in" svg:y="0in"><text:p text:style-name="P21"><text:span text:style-name="T5">管理员</text:span></text:p><draw:enhanced-geometry svg:viewBox="0 0 21600 21600" draw:type="rectangle" draw:enhanced-path="M 0 0 L 21600 0 21600 21600 0 21600 0 0 Z N"/></draw:custom-shape><draw:custom-shape draw:style-name="gr14" draw:text-style-name="P29" xml:id="id17" draw:id="id17" svg:width="1.6004in" svg:height="0.4004in" svg:x="0.65in" svg:y="0.789in"><text:p text:style-name="P21"><text:span text:style-name="T5">pes</text:span></text:p><draw:enhanced-geometry svg:viewBox="0 0 21600 21600" draw:type="rectangle" draw:enhanced-path="M 0 0 L 21600 0 21600 21600 0 21600 0 0 Z N"/></draw:custom-shape><draw:custom-shape draw:style-name="gr14" draw:text-style-name="P29" xml:id="id18" draw:id="id18" svg:width="1.6004in" svg:height="0.4004in" svg:x="0.5in" svg:y="1.8602in"><text:p text:style-name="P21"><text:span text:style-name="T5">云解析</text:span></text:p><draw:enhanced-geometry svg:viewBox="0 0 21600 21600" draw:type="rectangle" draw:enhanced-path="M 0 0 L 21600 0 21600 21600 0 21600 0 0 Z N"/></draw:custom-shape><draw:connector draw:style-name="gr15" draw:text-style-name="P30" draw:type="line" svg:x1="1.45in" svg:y1="0.4in" svg:x2="1.45in" svg:y2="0.789in" draw:start-shape="id16" draw:start-glue-point="2" draw:end-shape="id17" draw:end-glue-point="0" svg:d="M3683 1016v988" svg:viewBox="0 0 2 990"><text:p/></draw:connector><draw:connector draw:style-name="gr15" draw:text-style-name="P30" draw:type="line" svg:x1="1.45in" svg:y1="1.189in" svg:x2="1.3in" svg:y2="1.8602in" draw:start-shape="id17" draw:start-glue-point="2" draw:end-shape="id18" draw:end-glue-point="0" svg:d="M3683 3020l-381 1705" svg:viewBox="0 0 383 1707"><text:p/></draw:connector><draw:custom-shape draw:style-name="gr14" draw:text-style-name="P29" xml:id="id19" draw:id="id19" svg:width="1.6004in" svg:height="0.4004in" svg:x="3.65in" svg:y="0in"><text:p text:style-name="P21"><text:span text:style-name="T5">用户</text:span></text:p><draw:enhanced-geometry svg:viewBox="0 0 21600 21600" draw:type="rectangle" draw:enhanced-path="M 0 0 L 21600 0 21600 21600 0 21600 0 0 Z N"/></draw:custom-shape><draw:custom-shape draw:style-name="gr14" draw:text-style-name="P29" xml:id="id20" draw:id="id20" svg:width="1.6004in" svg:height="0.4004in" svg:x="3.65in" svg:y="0.789in"><text:p text:style-name="P21"><text:span text:style-name="T5">云解析</text:span></text:p><draw:enhanced-geometry svg:viewBox="0 0 21600 21600" draw:type="rectangle" draw:enhanced-path="M 0 0 L 21600 0 21600 21600 0 21600 0 0 Z N"/></draw:custom-shape><draw:custom-shape draw:style-name="gr16" draw:text-style-name="P29" xml:id="id21" draw:id="id21" svg:width="1.9157in" svg:height="1.0524in" svg:x="3.1846in" svg:y="1.8602in"><text:p text:style-name="P21"><text:span text:style-name="T5">机房</text:span><text:span text:style-name="T5">1</text:span></text:p><draw:enhanced-geometry svg:viewBox="0 0 21600 21600" draw:type="rectangle" draw:enhanced-path="M 0 0 L 21600 0 21600 21600 0 21600 0 0 Z N"/></draw:custom-shape><draw:connector draw:style-name="gr15" draw:text-style-name="P30" draw:type="line" svg:x1="4.45in" svg:y1="0.4in" svg:x2="4.45in" svg:y2="0.789in" draw:start-shape="id19" draw:start-glue-point="2" draw:end-shape="id20" draw:end-glue-point="0" svg:d="M11303 1016v988" svg:viewBox="0 0 2 990"><text:p/></draw:connector><draw:connector draw:style-name="gr15" draw:text-style-name="P30" draw:type="line" svg:x1="4.45in" svg:y1="1.189in" svg:x2="4.1425in" svg:y2="1.8602in" draw:start-shape="id20" draw:start-glue-point="2" draw:end-shape="id21" draw:end-glue-point="0" svg:d="M11303 3020l-781 1705" svg:viewBox="0 0 783 1707"><text:p/></draw:connector><draw:connector draw:style-name="gr15" draw:text-style-name="P30" draw:type="line" svg:x1="4.45in" svg:y1="1.189in" svg:x2="6.4646in" svg:y2="1.8602in" draw:start-shape="id20" draw:start-glue-point="2" draw:end-shape="id22" draw:end-glue-point="0" svg:d="M11303 3020l5117 1705" svg:viewBox="0 0 5119 1707"><text:p/></draw:connector><draw:custom-shape draw:style-name="gr17" draw:text-style-name="P31" svg:width="1.6004in" svg:height="0.4004in" svg:x="3.3in" svg:y="2.3126in"><text:p text:style-name="P21"><text:span text:style-name="T5">业务</text:span></text:p><draw:enhanced-geometry svg:viewBox="0 0 21600 21600" draw:type="rectangle" draw:enhanced-path="M 0 0 L 21600 0 21600 21600 0 21600 0 0 Z N"/></draw:custom-shape><draw:custom-shape draw:style-name="gr18" draw:text-style-name="P29" xml:id="id22" draw:id="id22" svg:width="1.915in" svg:height="1.0524in" svg:x="5.5075in" svg:y="1.8602in"><text:p text:style-name="P21"><text:span text:style-name="T5">机房</text:span><text:span text:style-name="T5">2</text:span></text:p><draw:enhanced-geometry svg:viewBox="0 0 21600 21600" draw:type="rectangle" draw:enhanced-path="M 0 0 L 21600 0 21600 21600 0 21600 0 0 Z N"/></draw:custom-shape><draw:custom-shape draw:style-name="gr17" draw:text-style-name="P31" svg:width="1.6004in" svg:height="0.4004in" svg:x="5.622in" svg:y="2.3126in"><text:p text:style-name="P21"><text:span text:style-name="T5">业务</text:span></text:p><draw:enhanced-geometry svg:viewBox="0 0 21600 21600" draw:type="rectangle" draw:enhanced-path="M 0 0 L 21600 0 21600 21600 0 21600 0 0 Z N"/></draw:custom-shape></draw:g></text:p>
      <text:p text:style-name="P1"/>
      <text:list xml:id="list103045575164035" text:continue-numbering="true" text:style-name="L2">
        <text:list-item>
          <text:p text:style-name="P4">延时统计</text:p>
          <text:p text:style-name="P4">定时统计各个节点之间的网络延时，监控网络情况。使用smartping提供网络数据。</text:p>
        </text:list-item>
      </text:list>
      <text:p text:style-name="P1"><draw:g text:anchor-type="paragraph" draw:z-index="2" draw:name="Shape5" draw:style-name="gr1"><draw:custom-shape draw:style-name="gr14" draw:text-style-name="P29" xml:id="id12" draw:id="id12" svg:width="1.6004in" svg:height="0.4004in" svg:x="1.248in" svg:y="0.0008in"><text:p text:style-name="P21"><text:span text:style-name="T5">门</text:span><text:span text:style-name="T5">户</text:span></text:p><draw:enhanced-geometry svg:viewBox="0 0 21600 21600" draw:type="rectangle" draw:enhanced-path="M 0 0 L 21600 0 21600 21600 0 21600 0 0 Z N"/></draw:custom-shape><draw:custom-shape draw:style-name="gr14" draw:text-style-name="P29" xml:id="id13" draw:id="id13" svg:width="1.6004in" svg:height="0.4004in" svg:x="1.248in" svg:y="0.7898in"><text:p text:style-name="P21"><text:span text:style-name="T5">pes</text:span></text:p><draw:enhanced-geometry svg:viewBox="0 0 21600 21600" draw:type="rectangle" draw:enhanced-path="M 0 0 L 21600 0 21600 21600 0 21600 0 0 Z N"/></draw:custom-shape><draw:custom-shape draw:style-name="gr14" draw:text-style-name="P29" xml:id="id14" draw:id="id14" svg:width="1.6004in" svg:height="0.4004in" svg:x="0.5in" svg:y="1.861in"><text:p text:style-name="P21"><text:span text:style-name="T5">smartping</text:span></text:p><draw:enhanced-geometry svg:viewBox="0 0 21600 21600" draw:type="rectangle" draw:enhanced-path="M 0 0 L 21600 0 21600 21600 0 21600 0 0 Z N"/></draw:custom-shape><draw:connector draw:style-name="gr15" draw:text-style-name="P30" draw:type="line" svg:x1="2.048in" svg:y1="0.4008in" svg:x2="2.048in" svg:y2="0.7898in" draw:start-shape="id12" draw:start-glue-point="2" draw:end-shape="id13" draw:end-glue-point="0" svg:d="M5202 1018v988" svg:viewBox="0 0 2 990"><text:p/></draw:connector><draw:connector draw:style-name="gr15" draw:text-style-name="P30" draw:type="line" svg:x1="2.048in" svg:y1="1.1898in" svg:x2="1.3in" svg:y2="1.861in" draw:start-shape="id13" draw:start-glue-point="2" draw:end-shape="id14" draw:end-glue-point="0" svg:d="M5202 3022l-1900 1705" svg:viewBox="0 0 1901 1707"><text:p/></draw:connector><draw:custom-shape draw:style-name="gr14" draw:text-style-name="P29" xml:id="id15" draw:id="id15" svg:width="1.6004in" svg:height="0.4004in" svg:x="2.7043in" svg:y="1.861in"><text:p text:style-name="P21"><text:span text:style-name="T5">smartping</text:span></text:p><draw:enhanced-geometry svg:viewBox="0 0 21600 21600" draw:type="rectangle" draw:enhanced-path="M 0 0 L 21600 0 21600 21600 0 21600 0 0 Z N"/></draw:custom-shape><draw:connector draw:style-name="gr15" draw:text-style-name="P30" draw:type="line" svg:x1="2.048in" svg:y1="1.1898in" svg:x2="3.5043in" svg:y2="1.861in" draw:start-shape="id13" draw:start-glue-point="2" draw:end-shape="id15" draw:end-glue-point="0" svg:d="M5202 3022l3699 1705" svg:viewBox="0 0 3701 1707"><text:p/></draw:connector></draw:g></text:p>
      <text:p text:style-name="P1"/>
      <text:p text:style-name="P1"/>
      <text:list xml:id="list103045928779583" text:continue-numbering="true" text:style-name="L2">
        <text:list-item>
          <text:p text:style-name="P6"><text:soft-page-break/>gpu管理</text:p>
          <text:p text:style-name="P6">使用pks api进行gpu调度，目前版本支持独占模式使用。多用户共享模式需要KMC开发。</text:p>
        </text:list-item>
      </text:list>
      <text:p text:style-name="P3"><draw:g text:anchor-type="paragraph" draw:z-index="4" draw:name="Shape6" draw:style-name="gr1"><draw:custom-shape draw:style-name="gr14" draw:text-style-name="P29" xml:id="id23" draw:id="id23" svg:width="1.6004in" svg:height="0.4004in" svg:x="2.4055in" svg:y="0.9043in"><text:p text:style-name="P21"><text:span text:style-name="T5">pes</text:span></text:p><draw:enhanced-geometry svg:viewBox="0 0 21600 21600" draw:type="rectangle" draw:enhanced-path="M 0 0 L 21600 0 21600 21600 0 21600 0 0 Z N"/></draw:custom-shape><draw:custom-shape draw:style-name="gr14" draw:text-style-name="P29" xml:id="id24" draw:id="id24" svg:width="1.6004in" svg:height="0.4004in" svg:x="2.4055in" svg:y="1.6933in"><text:p text:style-name="P21"><text:span text:style-name="T5">pks/kmc</text:span></text:p><draw:enhanced-geometry svg:viewBox="0 0 21600 21600" draw:type="rectangle" draw:enhanced-path="M 0 0 L 21600 0 21600 21600 0 21600 0 0 Z N"/></draw:custom-shape><draw:custom-shape draw:style-name="gr19" draw:text-style-name="P29" xml:id="id25" draw:id="id25" svg:width="1.915in" svg:height="1.0516in" svg:x="1.9409in" svg:y="2.7654in"><text:p text:style-name="P21"><text:span text:style-name="T5">机房</text:span><text:span text:style-name="T5">1</text:span></text:p><draw:enhanced-geometry svg:viewBox="0 0 21600 21600" draw:type="rectangle" draw:enhanced-path="M 0 0 L 21600 0 21600 21600 0 21600 0 0 Z N"/></draw:custom-shape><draw:connector draw:style-name="gr15" draw:text-style-name="P30" draw:type="line" svg:x1="3.2055in" svg:y1="1.3043in" svg:x2="3.2055in" svg:y2="1.6929in" draw:start-shape="id23" draw:start-glue-point="2" draw:end-shape="id24" draw:end-glue-point="0" svg:d="M8142 3313v987" svg:viewBox="0 0 2 990"><text:p/></draw:connector><draw:connector draw:style-name="gr15" draw:text-style-name="P30" draw:type="line" svg:x1="3.2055in" svg:y1="2.0933in" svg:x2="2.898in" svg:y2="2.7657in" draw:start-shape="id24" draw:start-glue-point="2" draw:end-shape="id25" draw:end-glue-point="0" svg:d="M8142 5317l-781 1708" svg:viewBox="0 0 783 1709"><text:p/></draw:connector><draw:connector draw:style-name="gr15" draw:text-style-name="P30" draw:type="line" svg:x1="3.2055in" svg:y1="2.0933in" svg:x2="5.2209in" svg:y2="2.7657in" draw:start-shape="id24" draw:start-glue-point="2" draw:end-shape="id26" draw:end-glue-point="0" svg:d="M8142 5317l5119 1708" svg:viewBox="0 0 5121 1709"><text:p/></draw:connector><draw:custom-shape draw:style-name="gr17" draw:text-style-name="P31" svg:width="1.6004in" svg:height="0.4004in" svg:x="2.0555in" svg:y="3.2169in"><text:p text:style-name="P21"><text:span text:style-name="T5">gpu</text:span><text:span text:style-name="T5">业务</text:span></text:p><draw:enhanced-geometry svg:viewBox="0 0 21600 21600" draw:type="rectangle" draw:enhanced-path="M 0 0 L 21600 0 21600 21600 0 21600 0 0 Z N"/></draw:custom-shape><draw:custom-shape draw:style-name="gr20" draw:text-style-name="P29" xml:id="id26" draw:id="id26" svg:width="1.9157in" svg:height="1.0516in" svg:x="4.263in" svg:y="2.7654in"><text:p text:style-name="P21"><text:span text:style-name="T5">机房</text:span><text:span text:style-name="T5">2</text:span></text:p><draw:enhanced-geometry svg:viewBox="0 0 21600 21600" draw:type="rectangle" draw:enhanced-path="M 0 0 L 21600 0 21600 21600 0 21600 0 0 Z N"/></draw:custom-shape><draw:custom-shape draw:style-name="gr17" draw:text-style-name="P31" svg:width="1.6004in" svg:height="0.4004in" svg:x="4.3783in" svg:y="3.2169in"><text:p text:style-name="P21"><text:span text:style-name="T5">业务</text:span></text:p><draw:enhanced-geometry svg:viewBox="0 0 21600 21600" draw:type="rectangle" draw:enhanced-path="M 0 0 L 21600 0 21600 21600 0 21600 0 0 Z N"/></draw:custom-shape><draw:custom-shape draw:style-name="gr14" draw:text-style-name="P29" xml:id="id27" draw:id="id27" svg:width="1.6004in" svg:height="0.4004in" svg:x="2.4055in" svg:y="0.0008in"><text:p text:style-name="P21"><text:span text:style-name="T5">用户</text:span></text:p><draw:enhanced-geometry svg:viewBox="0 0 21600 21600" draw:type="rectangle" draw:enhanced-path="M 0 0 L 21600 0 21600 21600 0 21600 0 0 Z N"/></draw:custom-shape><draw:connector draw:style-name="gr15" draw:text-style-name="P30" draw:type="line" svg:x1="3.2055in" svg:y1="0.4008in" svg:x2="3.2055in" svg:y2="0.9043in" draw:start-shape="id27" draw:start-glue-point="2" draw:end-shape="id23" draw:end-glue-point="0" svg:d="M8142 1018v1279" svg:viewBox="0 0 2 1281"><text:p/></draw:connector></draw:g></text:p>
      <text:p text:style-name="P3"/>
      <text:p text:style-name="P3"/>
      <text:list xml:id="list103044664418998" text:continue-numbering="true" text:style-name="L2">
        <text:list-item>
          <text:p text:style-name="P14">和容器产品在api层打通，可以互相调用，部署应用</text:p>
          <text:p text:style-name="P7">在api层和容器打通，融合一起，方便用户操作。用户部署业务时，</text:p>
          <text:p text:style-name="P8">1）既可以选部署在中心机房</text:p>
          <text:p text:style-name="P8">2）也可以部署在边缘</text:p>
          <text:p text:style-name="P8">3）又可以同时部署</text:p>
          <text:p text:style-name="P4"><draw:g text:anchor-type="paragraph" draw:z-index="5" draw:name="Shape1" draw:style-name="gr1"><draw:custom-shape draw:style-name="gr14" draw:text-style-name="P29" xml:id="id32" draw:id="id32" svg:width="1.6004in" svg:height="0.4004in" svg:x="0.9311in" svg:y="2.3366in"><text:p text:style-name="P21"><text:span text:style-name="T5">容器</text:span></text:p><draw:enhanced-geometry svg:viewBox="0 0 21600 21600" draw:type="rectangle" draw:enhanced-path="M 0 0 L 21600 0 21600 21600 0 21600 0 0 Z N"/></draw:custom-shape><draw:custom-shape draw:style-name="gr14" draw:text-style-name="P29" xml:id="id29" draw:id="id29" svg:width="1.6004in" svg:height="0.4004in" svg:x="3.8209in" svg:y="2.3366in"><text:p text:style-name="P21"><text:span text:style-name="T5">pes</text:span></text:p><draw:enhanced-geometry svg:viewBox="0 0 21600 21600" draw:type="rectangle" draw:enhanced-path="M 0 0 L 21600 0 21600 21600 0 21600 0 0 Z N"/></draw:custom-shape><draw:custom-shape draw:style-name="gr16" draw:text-style-name="P29" xml:id="id30" draw:id="id30" svg:width="1.9157in" svg:height="1.0524in" svg:x="3.3555in" svg:y="3.548in"><text:p text:style-name="P21"><text:span text:style-name="T5">边缘机房</text:span><text:span text:style-name="T5">1</text:span></text:p><draw:enhanced-geometry svg:viewBox="0 0 21600 21600" draw:type="rectangle" draw:enhanced-path="M 0 0 L 21600 0 21600 21600 0 21600 0 0 Z N"/></draw:custom-shape><draw:connector draw:style-name="gr15" draw:text-style-name="P30" draw:type="line" svg:x1="4.9in" svg:y1="1.5in" svg:x2="4.6209in" svg:y2="2.3366in" draw:start-shape="id28" draw:start-glue-point="2" draw:end-shape="id29" draw:end-glue-point="0" svg:d="M12446 3810l-709 2125" svg:viewBox="0 0 711 2127"><text:p/></draw:connector><draw:connector draw:style-name="gr15" draw:text-style-name="P30" draw:type="line" svg:x1="4.6209in" svg:y1="2.7366in" svg:x2="4.3134in" svg:y2="3.548in" draw:start-shape="id29" draw:start-glue-point="2" draw:end-shape="id30" draw:end-glue-point="0" svg:d="M11737 6951l-781 2061" svg:viewBox="0 0 783 2062"><text:p/></draw:connector><draw:connector draw:style-name="gr15" draw:text-style-name="P30" draw:type="line" svg:x1="4.6209in" svg:y1="2.7366in" svg:x2="6.6354in" svg:y2="3.548in" draw:start-shape="id29" draw:start-glue-point="2" draw:end-shape="id31" draw:end-glue-point="0" svg:d="M11737 6951l5117 2061" svg:viewBox="0 0 5119 2062"><text:p/></draw:connector><draw:custom-shape draw:style-name="gr17" draw:text-style-name="P31" svg:width="1.6004in" svg:height="0.4004in" svg:x="3.4709in" svg:y="3.9917in"><text:p text:style-name="P21"><text:span text:style-name="T5">gpu</text:span><text:span text:style-name="T5">业务</text:span></text:p><draw:enhanced-geometry svg:viewBox="0 0 21600 21600" draw:type="rectangle" draw:enhanced-path="M 0 0 L 21600 0 21600 21600 0 21600 0 0 Z N"/></draw:custom-shape><draw:custom-shape draw:style-name="gr18" draw:text-style-name="P29" xml:id="id31" draw:id="id31" svg:width="1.915in" svg:height="1.0524in" svg:x="5.6783in" svg:y="3.548in"><text:p text:style-name="P21"><text:span text:style-name="T5">边缘机房</text:span><text:span text:style-name="T5">2</text:span></text:p><draw:enhanced-geometry svg:viewBox="0 0 21600 21600" draw:type="rectangle" draw:enhanced-path="M 0 0 L 21600 0 21600 21600 0 21600 0 0 Z N"/></draw:custom-shape><draw:custom-shape draw:style-name="gr17" draw:text-style-name="P31" svg:width="1.6004in" svg:height="0.4004in" svg:x="5.7929in" svg:y="3.9917in"><text:p text:style-name="P21"><text:span text:style-name="T5">业务</text:span></text:p><draw:enhanced-geometry svg:viewBox="0 0 21600 21600" draw:type="rectangle" draw:enhanced-path="M 0 0 L 21600 0 21600 21600 0 21600 0 0 Z N"/></draw:custom-shape><draw:custom-shape draw:style-name="gr14" draw:text-style-name="P29" xml:id="id28" draw:id="id28" svg:width="1.6004in" svg:height="0.4004in" svg:x="4.1in" svg:y="1.1in"><text:p text:style-name="P21"><text:span text:style-name="T5">边缘门户</text:span></text:p><draw:enhanced-geometry svg:viewBox="0 0 21600 21600" draw:type="rectangle" draw:enhanced-path="M 0 0 L 21600 0 21600 21600 0 21600 0 0 Z N"/></draw:custom-shape><draw:connector draw:style-name="gr15" draw:text-style-name="P30" draw:type="line" svg:x1="4.9in" svg:y1="1.5in" svg:x2="1.7311in" svg:y2="2.3366in" draw:start-shape="id28" draw:start-glue-point="2" draw:end-shape="id32" draw:end-glue-point="0" svg:d="M12446 3810l-8049 2125" svg:viewBox="0 0 8050 2127"><text:p/></draw:connector><draw:custom-shape draw:style-name="gr14" draw:text-style-name="P29" xml:id="id33" draw:id="id33" svg:width="1.6004in" svg:height="0.4004in" svg:x="4.1in" svg:y="0.1154in"><text:p text:style-name="P21"><text:span text:style-name="T5">用户</text:span></text:p><draw:enhanced-geometry svg:viewBox="0 0 21600 21600" draw:type="rectangle" draw:enhanced-path="M 0 0 L 21600 0 21600 21600 0 21600 0 0 Z N"/></draw:custom-shape><draw:connector draw:style-name="gr15" draw:text-style-name="P30" draw:type="line" svg:x1="4.9in" svg:y1="0.5154in" svg:x2="4.9in" svg:y2="1.1in" draw:start-shape="id33" draw:start-glue-point="2" draw:end-shape="id28" draw:end-glue-point="0" svg:d="M12446 1309v1485" svg:viewBox="0 0 2 1487"><text:p/></draw:connector><draw:custom-shape draw:style-name="gr21" draw:text-style-name="P32" xml:id="id34" draw:id="id34" svg:width="1.915in" svg:height="1.0524in" svg:x="0.5in" svg:y="3.548in"><text:p text:style-name="P21"><text:span text:style-name="T5">中心机房</text:span></text:p><draw:enhanced-geometry svg:viewBox="0 0 21600 21600" draw:type="rectangle" draw:enhanced-path="M 0 0 L 21600 0 21600 21600 0 21600 0 0 Z N"/></draw:custom-shape><draw:custom-shape draw:style-name="gr17" draw:text-style-name="P31" svg:width="1.6004in" svg:height="0.4004in" svg:x="0.6146in" svg:y="3.9917in"><text:p text:style-name="P21"><text:span text:style-name="T5">业务</text:span></text:p><draw:enhanced-geometry svg:viewBox="0 0 21600 21600" draw:type="rectangle" draw:enhanced-path="M 0 0 L 21600 0 21600 21600 0 21600 0 0 Z N"/></draw:custom-shape><draw:connector draw:style-name="gr15" draw:text-style-name="P30" draw:type="line" svg:x1="1.7311in" svg:y1="2.7366in" svg:x2="1.4571in" svg:y2="3.548in" draw:start-shape="id32" draw:start-glue-point="2" draw:end-shape="id34" draw:end-glue-point="0" svg:d="M4397 6951l-696 2061" svg:viewBox="0 0 699 2062"><text:p/></draw:connector><draw:custom-shape draw:style-name="gr14" draw:text-style-name="P29" xml:id="id36" draw:id="id36" svg:width="1.6004in" svg:height="0.4004in" svg:x="1.55in" svg:y="0.9839in"><text:p text:style-name="P21"><text:span text:style-name="T5">容器门户</text:span></text:p><draw:enhanced-geometry svg:viewBox="0 0 21600 21600" draw:type="rectangle" draw:enhanced-path="M 0 0 L 21600 0 21600 21600 0 21600 0 0 Z N"/></draw:custom-shape><draw:custom-shape draw:style-name="gr14" draw:text-style-name="P29" xml:id="id35" draw:id="id35" svg:width="1.6004in" svg:height="0.4004in" svg:x="1.55in" svg:y="0in"><text:p text:style-name="P21"><text:span text:style-name="T5">用户</text:span></text:p><draw:enhanced-geometry svg:viewBox="0 0 21600 21600" draw:type="rectangle" draw:enhanced-path="M 0 0 L 21600 0 21600 21600 0 21600 0 0 Z N"/></draw:custom-shape><draw:connector draw:style-name="gr15" draw:text-style-name="P30" draw:type="line" svg:x1="2.35in" svg:y1="0.4in" svg:x2="2.35in" svg:y2="0.9839in" draw:start-shape="id35" draw:start-glue-point="2" draw:end-shape="id36" draw:end-glue-point="0" svg:d="M5969 1016v1483" svg:viewBox="0 0 2 1485"><text:p/></draw:connector><draw:connector draw:style-name="gr15" draw:text-style-name="P30" draw:type="line" svg:x1="2.35in" svg:y1="1.3839in" svg:x2="1.7311in" svg:y2="2.3366in" draw:start-shape="id36" draw:start-glue-point="2" draw:end-shape="id32" draw:end-glue-point="0" svg:d="M5969 3515l-1572 2420" svg:viewBox="0 0 1573 2422"><text:p/></draw:connector><draw:connector draw:style-name="gr15" draw:text-style-name="P30" draw:type="line" svg:x1="2.35in" svg:y1="1.3839in" svg:x2="4.6209in" svg:y2="2.3366in" draw:start-shape="id36" draw:start-glue-point="2" draw:end-shape="id29" draw:end-glue-point="0" svg:d="M5969 3515l5768 2420" svg:viewBox="0 0 5770 2422"><text:p/></draw:connector></draw:g></text:p>
        </text:list-item>
      </text:list>
      <text:p text:style-name="P1"/>
      <text:list xml:id="list103046079669421" text:continue-numbering="true" text:style-name="L2">
        <text:list-item>
          <text:p text:style-name="P4">已有模块功能优化</text:p>
          <text:p text:style-name="P4">详见需求列表 17</text:p>
          <text:p text:style-name="P4"/>
        </text:list-item>
      </text:list>
      <text:p text:style-name="P1"/>
      <text:list xml:id="list103044767846982" text:continue-numbering="true" text:style-name="L2">
        <text:list-item>
          <text:p text:style-name="P15">统一镜像仓库</text:p>
          <text:p text:style-name="P4">待调研具体实现方式</text:p>
          <text:p text:style-name="P4">公有云容器仓库联系人：李迎春</text:p>
          <text:p text:style-name="P4">公有云仓库地址：hub.cloud.papub</text:p>
          <text:p text:style-name="P4">api文档：<text:a xlink:type="simple" xlink:href="https://docs.docker.com/registry/spec/api" text:style-name="Internet_20_link" text:visited-style-name="Visited_20_Internet_20_Link">https://docs.docker.com/registry/spec/api</text:a></text:p>
          <text:p text:style-name="P4"><text:soft-page-break/>PKS（KMC）联系人：梁肖剑</text:p>
          <text:p text:style-name="P4"/>
          <text:p text:style-name="P4"/>
        </text:list-item>
        <text:list-item>
          <text:p text:style-name="P14">边缘节点自愈</text:p>
          <text:p text:style-name="P4">可整合已有拨测业务，待调研拨测业务。kmc自恢复-薄剑</text:p>
          <text:p text:style-name="P4">设置探针，及时发现 平台系统问题和应用问题，自动或手动进行恢复，减少业务中断。</text:p>
          <text:p text:style-name="P4"/>
        </text:list-item>
        <text:list-item>
          <text:p text:style-name="P14">跨机房弹性伸缩</text:p>
          <text:p text:style-name="P9">设置可以就近跨机房，进行弹性扩展，及时响应业务请求，提高业务体验。</text:p>
          <text:p text:style-name="P9"/>
        </text:list-item>
        <text:list-item>
          <text:p text:style-name="P10">运维管理</text:p>
          <text:p text:style-name="P10">对接公有云运维系统，暂时不需要独立对运维界面。</text:p>
          <text:p text:style-name="P10">统一 边缘系统运行情况展示，应用运行情况展示，异常告警展示。方便运维发现定位问题。</text:p>
        </text:list-item>
      </text:list>
      <text:p text:style-name="P13"/>
      <text:list xml:id="list103045460521714" text:continue-numbering="true" text:style-name="L2">
        <text:list-item>
          <text:p text:style-name="P10">应用市场</text:p>
          <text:p text:style-name="P10">使用已有镜像，组合成特定场景的应用。可以了解一下容器已有对应用。等级不高，待定</text:p>
          <text:p text:style-name="P9"/>
        </text:list-item>
        <text:list-item>
          <text:p text:style-name="P9">新增业务支持</text:p>
          <text:p text:style-name="P4">跟据新增业务，增加新的特性。</text:p>
          <text:p text:style-name="P4"/>
        </text:list-item>
        <text:list-item>
          <text:p text:style-name="P14">网络计费</text:p>
          <text:p text:style-name="P4">网络计费依赖traefik组件，下周（2020.6.8）KMC薄剑可以进行开发</text:p>
          <text:p text:style-name="P4"/>
        </text:list-item>
        <text:list-item>
          <text:p text:style-name="P11">存储计费</text:p>
          <text:p text:style-name="P11">待调研具体方案</text:p>
          <text:p text:style-name="P11"/>
        </text:list-item>
        <text:list-item>
          <text:p text:style-name="P14">微服务调用底层api鉴权方式更改</text:p>
          <text:p text:style-name="P4">需要排期开发，统一加密方式和</text:p>
          <text:p text:style-name="P4"/>
        </text:list-item>
        <text:list-item>
          <text:p text:style-name="P14">增加管理页面，录入省份，运营商编码，机房id</text:p>
          <text:p text:style-name="P12">需要排期开发</text:p>
          <text:p text:style-name="P12"/>
          <text:p text:style-name="P12"/>
        </text:list-item>
        <text:list-item>
          <text:p text:style-name="P14">优化页面操作，用户体验</text:p>
          <text:p text:style-name="P4">页面快捷跳转，主要是前端对工作量</text:p>
          <text:p text:style-name="P4"/>
        </text:list-item>
        <text:list-item>
          <text:p text:style-name="P14">创建应用时，支持高级设置</text:p>
          <text:p text:style-name="P4">环境变量 </text:p>
          <text:p text:style-name="P4">initcontainer</text:p>
          <text:p text:style-name="P4">容器启动项 stdin tty</text:p>
        </text:list-item>
        <text:list-item>
          <text:p text:style-name="P4">支持批量升级应用</text:p>
        </text:list-item>
        <text:list-item>
          <text:p text:style-name="P4">支持应用版本回退</text:p>
        </text:list-item>
        <text:list-item>
          <text:p text:style-name="P4"/>
          <text:p text:style-name="P4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 CJK SC Regular" svg:font-family="'Noto Sans CJK SC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09:35:59.463715299</meta:creation-date>
    <dc:date>2020-06-05T10:30:44.071419926</dc:date>
    <meta:editing-duration>P10DT12H9M</meta:editing-duration>
    <meta:editing-cycles>93</meta:editing-cycles>
    <meta:generator>LibreOffice/6.0.7.3$Linux_X86_64 LibreOffice_project/00m0$Build-3</meta:generator>
    <meta:document-statistic meta:table-count="0" meta:image-count="0" meta:object-count="0" meta:page-count="5" meta:paragraph-count="60" meta:word-count="942" meta:character-count="1110" meta:non-whitespace-character-count="1103"/>
  </office:meta>
</office:document-meta>
</file>